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554cm"/>
      <style:paragraph-properties style:writing-mode="lr-tb"/>
    </style:style>
    <style:style style:name="gr3" style:family="graphic" style:parent-style-name="standard">
      <style:graphic-properties draw:stroke="none" draw:fill="none" fo:min-height="8.758cm"/>
      <style:paragraph-properties style:writing-mode="lr-tb"/>
    </style:style>
    <style:style style:name="gr4" style:family="graphic" style:parent-style-name="standard">
      <style:graphic-properties draw:stroke="none" draw:fill="none" fo:min-height="5.373cm"/>
      <style:paragraph-properties style:writing-mode="lr-tb"/>
    </style:style>
    <style:style style:name="gr5" style:family="graphic" style:parent-style-name="standard">
      <style:graphic-properties draw:stroke="none" draw:fill="none" fo:min-height="6.88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olang Sess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- Harsh Dusane<text:line-break/><text:line-break/>Topic : Golang For Loop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lang - traditional for Statement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3" draw:layer="layout" svg:width="14.916cm" svg:height="9.804cm" svg:x="2.6cm" svg:y="3.004cm">
          <draw:text-box>
            <text:p text:style-name="P2">package main</text:p>
            <text:p text:style-name="P2"> </text:p>
            <text:p text:style-name="P2">import "fmt"</text:p>
            <text:p text:style-name="P2"> </text:p>
            <text:p text:style-name="P2">func main() {</text:p>
            <text:p text:style-name="P2"> </text:p>
            <text:p text:style-name="P2"><text:s text:c="8"/>k := 1</text:p>
            <text:p text:style-name="P2"><text:s text:c="8"/>for ; k &lt;= 10; k++ {</text:p>
            <text:p text:style-name="P2"><text:s text:c="16"/>fmt.Println(k)</text:p>
            <text:p text:style-name="P2"><text:s text:c="8"/>}</text:p>
            <text:p text:style-name="P2"> </text:p>
            <text:p text:style-name="P2"><text:s text:c="8"/>k = 1</text:p>
            <text:p text:style-name="P2"><text:s text:c="8"/>for k &lt;= 10 {</text:p>
            <text:p text:style-name="P2"><text:s text:c="16"/>fmt.Println(k)</text:p>
            <text:p text:style-name="P2"><text:s text:c="16"/>k++</text:p>
            <text:p text:style-name="P2"><text:s text:c="8"/>}</text:p>
            <text:p text:style-name="P2"> </text:p>
            <text:p text:style-name="P2"><text:s text:c="8"/>for k := 1; ; k++ {</text:p>
            <text:p text:style-name="P2"><text:s text:c="16"/>fmt.Println(k)</text:p>
            <text:p text:style-name="P2"><text:s text:c="16"/>if k == 10 {</text:p>
            <text:p text:style-name="P2"><text:s text:c="24"/>break</text:p>
            <text:p text:style-name="P2"><text:s text:c="16"/>}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lang - for range Statemen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20.398cm" svg:height="9.008cm" svg:x="3.891cm" svg:y="3.402cm">
          <draw:text-box>
            <text:p text:style-name="P2">package main</text:p>
            <text:p text:style-name="P2"> </text:p>
            <text:p text:style-name="P2">import "fmt"</text:p>
            <text:p text:style-name="P2"> </text:p>
            <text:p text:style-name="P2">func main() {</text:p>
            <text:p text:style-name="P2"> </text:p>
            <text:p text:style-name="P2"><text:s text:c="8"/>// Example 1</text:p>
            <text:p text:style-name="P2"><text:s text:c="8"/>strDict := map[string]string{"Japan": "Tokyo", "China": "Beijing", "Canada": "Ottawa"}</text:p>
            <text:p text:style-name="P2"><text:s text:c="8"/>for index, element := range strDict {</text:p>
            <text:p text:style-name="P2"><text:s text:c="16"/>fmt.Println("Index :", index, " Element :", element)</text:p>
            <text:p text:style-name="P2"><text:s text:c="8"/>}</text:p>
            <text:p text:style-name="P2"> </text:p>
            <text:p text:style-name="P2"><text:s text:c="8"/>// Example 2</text:p>
            <text:p text:style-name="P2"><text:s text:c="8"/>for key := range strDict {</text:p>
            <text:p text:style-name="P2"><text:s text:c="16"/>fmt.Println(key)</text:p>
            <text:p text:style-name="P2"><text:s text:c="8"/>}</text:p>
            <text:p text:style-name="P2"> </text:p>
            <text:p text:style-name="P2"><text:s text:c="8"/>// Example 3</text:p>
            <text:p text:style-name="P2"><text:s text:c="8"/>for _, value := range strDict {</text:p>
            <text:p text:style-name="P2"><text:s text:c="16"/>fmt.Println(value)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lang - range loop over string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4" draw:text-style-name="P3" draw:layer="layout" svg:width="14.951cm" svg:height="5.623cm" svg:x="3.2cm" svg:y="4.2cm">
          <draw:text-box>
            <text:p text:style-name="P2">package main</text:p>
            <text:p text:style-name="P2"> </text:p>
            <text:p text:style-name="P2">import "fmt"</text:p>
            <text:p text:style-name="P2"> </text:p>
            <text:p text:style-name="P2">func main() {</text:p>
            <text:p text:style-name="P2"><text:s text:c="8"/>for range "Hello" {</text:p>
            <text:p text:style-name="P2"><text:s text:c="16"/>fmt.Println("Hello")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lang - Infinite loop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5" draw:text-style-name="P3" draw:layer="layout" svg:width="15.751cm" svg:height="7.133cm" svg:x="2.4cm" svg:y="3.685cm">
          <draw:text-box>
            <text:p text:style-name="P2">package main</text:p>
            <text:p text:style-name="P2"> </text:p>
            <text:p text:style-name="P2">import "fmt"</text:p>
            <text:p text:style-name="P2"> </text:p>
            <text:p text:style-name="P2">func main() {</text:p>
            <text:p text:style-name="P2"><text:s text:c="8"/>i := 5</text:p>
            <text:p text:style-name="P2"><text:s text:c="8"/>for {</text:p>
            <text:p text:style-name="P2"><text:s text:c="16"/>fmt.Println("Hello")</text:p>
            <text:p text:style-name="P2"><text:s text:c="16"/>if i == 10 {</text:p>
            <text:p text:style-name="P2"><text:s text:c="24"/>break</text:p>
            <text:p text:style-name="P2"><text:s text:c="16"/>}</text:p>
            <text:p text:style-name="P2"><text:s text:c="16"/>i++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2:02:26.974399063</meta:creation-date>
    <dc:date>2021-02-03T12:05:29.051573158</dc:date>
    <meta:editing-duration>PT11S</meta:editing-duration>
    <meta:editing-cycles>1</meta:editing-cycles>
    <meta:document-statistic meta:object-count="45"/>
    <meta:generator>LibreOffice/6.4.6.2$Linux_X86_64 LibreOffice_project/40$Build-2</meta:generator>
  </office:meta>
</office:document-meta>
</file>